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calaSansOffc" svg:font-family="ScalaSansOffc" style:font-pitch="variable"/>
    <style:font-face style:name="ScalaSansOffc1" svg:font-family="ScalaSansOffc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dd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solid" svg:stroke-width="0.048cm" svg:stroke-color="#231f20" draw:stroke-linejoin="miter" svg:stroke-linecap="butt" draw:fill="solid" draw:fill-color="#ffffff" fo:padding-top="0.024cm" fo:padding-bottom="0.024cm" fo:padding-left="0.024cm" fo:padding-right="0.024cm"/>
    </style:style>
    <style:style style:name="gr4" style:family="graphic" style:parent-style-name="standard">
      <style:graphic-properties draw:stroke="none" draw:fill="solid" draw:fill-color="#e7e6e6"/>
    </style:style>
    <style:style style:name="gr5" style:family="graphic" style:parent-style-name="standard">
      <style:graphic-properties draw:stroke="solid" svg:stroke-width="0.008cm" svg:stroke-color="#b2b1b1" draw:stroke-linejoin="miter" svg:stroke-linecap="butt" draw:fill="none" fo:padding-top="0.004cm" fo:padding-bottom="0.004cm" fo:padding-left="0.004cm" fo:padding-right="0.004cm"/>
    </style:style>
    <style:style style:name="gr6" style:family="graphic" style:parent-style-name="standard">
      <style:graphic-properties draw:stroke="solid" svg:stroke-width="0.048cm" svg:stroke-color="#231f20" draw:stroke-linejoin="miter" svg:stroke-linecap="butt" draw:fill="none" fo:padding-top="0.024cm" fo:padding-bottom="0.024cm" fo:padding-left="0.024cm" fo:padding-right="0.024cm"/>
    </style:style>
    <style:style style:name="gr7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solid" draw:fill-color="#231f20"/>
    </style:style>
    <style:style style:name="gr9" style:family="graphic" style:parent-style-name="standard">
      <style:graphic-properties draw:stroke="solid" svg:stroke-width="0.044cm" svg:stroke-color="#231f20" draw:stroke-linejoin="miter" svg:stroke-linecap="butt" draw:fill="solid" draw:fill-color="#ffffff" fo:padding-top="0.022cm" fo:padding-bottom="0.022cm" fo:padding-left="0.022cm" fo:padding-right="0.022cm"/>
    </style:style>
    <style:style style:name="gr10" style:family="graphic" style:parent-style-name="standard">
      <style:graphic-properties draw:stroke="solid" svg:stroke-width="0.048cm" svg:stroke-color="#231f20" draw:stroke-linejoin="miter" svg:stroke-linecap="butt" draw:fill="solid" draw:fill-color="#c1c0c2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4cm" svg:stroke-color="#231f20" draw:stroke-linejoin="miter" svg:stroke-linecap="butt" draw:fill="none" fo:padding-top="0.022cm" fo:padding-bottom="0.022cm" fo:padding-left="0.022cm" fo:padding-right="0.022cm"/>
    </style:style>
    <style:style style:name="gr12" style:family="graphic" style:parent-style-name="standard">
      <style:graphic-properties draw:stroke="solid" svg:stroke-width="0.021cm" svg:stroke-color="#231f20" draw:stroke-linejoin="miter" svg:stroke-linecap="butt" draw:fill="none" fo:padding-top="0.01cm" fo:padding-bottom="0.01cm" fo:padding-left="0.01cm" fo:padding-right="0.01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1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20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eddde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e7e6e6"/>
    </style:style>
    <style:style style:name="P4" style:family="paragraph">
      <loext:graphic-properties draw:fill="none"/>
    </style:style>
    <style:style style:name="P5" style:family="paragraph">
      <loext:graphic-properties draw:fill="solid" draw:fill-color="#231f20"/>
    </style:style>
    <style:style style:name="P6" style:family="paragraph">
      <loext:graphic-properties draw:fill="solid" draw:fill-color="#c1c0c2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5.5pt" style:font-size-asian="5.5pt" style:font-size-complex="5.5pt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1" style:family="paragraph">
      <loext:graphic-properties draw:fill="none"/>
      <style:text-properties fo:font-size="6.5pt" style:font-size-asian="6.5pt" style:font-size-complex="6.5pt"/>
    </style:style>
    <style:style style:name="T1" style:family="text">
      <style:text-properties fo:color="#c8c7c7" loext:opacity="100%" style:font-name="Interstate1" fo:font-size="5.5pt" fo:font-weight="350" style:font-name-asian="Interstate1" style:font-size-asian="5.5pt" style:font-weight-asian="350" style:font-name-complex="Interstate1" style:font-size-complex="5.5pt" style:font-weight-complex="350"/>
    </style:style>
    <style:style style:name="T2" style:family="text">
      <style:text-properties fo:color="#231f20" loext:opacity="100%" style:font-name="ScalaSansOffc1" fo:font-size="7pt" fo:font-weight="normal" style:font-name-asian="ScalaSansOffc1" style:font-size-asian="7pt" style:font-weight-asian="normal" style:font-name-complex="ScalaSansOffc1" style:font-size-complex="7pt" style:font-weight-complex="normal"/>
    </style:style>
    <style:style style:name="T3" style:family="text">
      <style:text-properties fo:color="#918f8f" loext:opacity="100%" style:font-name="ScalaSansOffc1" fo:font-size="5.80000019073486pt" fo:font-weight="normal" style:font-name-asian="ScalaSansOffc1" style:font-size-asian="5.80000019073486pt" style:font-weight-asian="normal" style:font-name-complex="ScalaSansOffc1" style:font-size-complex="5.80000019073486pt" style:font-weight-complex="normal"/>
    </style:style>
    <style:style style:name="T4" style:family="text">
      <style:text-properties fo:color="#231f20" loext:opacity="100%" style:font-name="ScalaSansOffc1" fo:font-size="6.5pt" fo:font-weight="bold" style:font-name-asian="ScalaSansOffc1" style:font-size-asian="6.5pt" style:font-weight-asian="bold" style:font-name-complex="ScalaSansOffc1" style:font-size-complex="6.5pt" style:font-weight-complex="bold"/>
    </style:style>
    <style:style style:name="T5" style:family="text">
      <style:text-properties fo:color="#ffffff" loext:opacity="100%" style:font-name="ScalaSansOffc1" fo:font-size="6.5pt" fo:font-weight="bold" style:font-name-asian="ScalaSansOffc1" style:font-size-asian="6.5pt" style:font-weight-asian="bold" style:font-name-complex="ScalaSansOffc1" style:font-size-complex="6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1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1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1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2" draw:text-style-name="P2" draw:layer="layout" svg:width="1.981cm" svg:height="0.153cm" svg:x="5.308cm" svg:y="1.502cm" svg:viewBox="0 0 1982 154" draw:points="1019,154 1982,68 1019,0 0,77">
          <text:p/>
        </draw:polygon>
        <draw:polygon draw:style-name="gr2" draw:text-style-name="P2" draw:layer="layout" svg:width="1.321cm" svg:height="0.102cm" svg:x="5.836cm" svg:y="1.355cm" svg:viewBox="0 0 1322 103" draw:points="681,103 1322,46 681,0 0,52">
          <text:p/>
        </draw:polygon>
        <draw:polygon draw:style-name="gr2" draw:text-style-name="P2" draw:layer="layout" svg:width="0.975cm" svg:height="0.075cm" svg:x="5.491cm" svg:y="1.294cm" svg:viewBox="0 0 976 76" draw:points="502,76 976,35 502,0 0,39">
          <text:p/>
        </draw:polygon>
        <draw:polygon draw:style-name="gr2" draw:text-style-name="P2" draw:layer="layout" svg:width="0.916cm" svg:height="0.07cm" svg:x="6.508cm" svg:y="1.223cm" svg:viewBox="0 0 917 71" draw:points="472,71 917,32 472,0 0,36">
          <text:p/>
        </draw:polygon>
        <draw:polygon draw:style-name="gr2" draw:text-style-name="P2" draw:layer="layout" svg:width="1.318cm" svg:height="0.101cm" svg:x="5.587cm" svg:y="1.645cm" svg:viewBox="0 0 1319 102" draw:points="679,102 1319,46 679,0 0,51">
          <text:p/>
        </draw:polygon>
        <draw:polygon draw:style-name="gr2" draw:text-style-name="P2" draw:layer="layout" svg:width="1.359cm" svg:height="0.104cm" svg:x="1.874cm" svg:y="1.113cm" svg:viewBox="0 0 1360 105" draw:points="700,105 1360,46 700,0 0,52">
          <text:p/>
        </draw:polygon>
        <draw:polygon draw:style-name="gr2" draw:text-style-name="P2" draw:layer="layout" svg:width="1.044cm" svg:height="0.079cm" svg:x="2.148cm" svg:y="1.198cm" svg:viewBox="0 0 1045 80" draw:points="538,80 1045,36 538,0 0,40">
          <text:p/>
        </draw:polygon>
        <draw:polygon draw:style-name="gr2" draw:text-style-name="P2" draw:layer="layout" svg:width="1.044cm" svg:height="0.08cm" svg:x="1.85cm" svg:y="1.496cm" svg:viewBox="0 0 1045 81" draw:points="537,81 1045,36 537,0 0,40">
          <text:p/>
        </draw:polygon>
        <draw:polygon draw:style-name="gr2" draw:text-style-name="P2" draw:layer="layout" svg:width="0.923cm" svg:height="0.071cm" svg:x="2.067cm" svg:y="1.609cm" svg:viewBox="0 0 924 72" draw:points="476,72 924,31 476,0 0,35">
          <text:p/>
        </draw:polygon>
        <draw:polygon draw:style-name="gr3" draw:text-style-name="P2" draw:layer="layout" svg:width="5.274cm" svg:height="5.203cm" svg:x="14.724cm" svg:y="5.024cm" svg:viewBox="0 0 5275 5204" draw:points="5275,5204 0,5204 0,0 5275,0">
          <text:p/>
        </draw:polygon>
        <draw:polygon draw:style-name="gr4" draw:text-style-name="P3" draw:layer="layout" svg:width="4.98cm" svg:height="0.559cm" svg:x="14.868cm" svg:y="5.413cm" svg:viewBox="0 0 4981 560" draw:points="4981,477 4981,0 83,0 0,84 0,560 4898,560">
          <text:p/>
        </draw:polygon>
        <draw:line draw:style-name="gr5" draw:text-style-name="P4" draw:layer="layout" svg:x1="7.747cm" svg:y1="23.955cm" svg:x2="13.97cm" svg:y2="23.955cm">
          <text:p/>
        </draw:line>
        <draw:line draw:style-name="gr5" draw:text-style-name="P4" draw:layer="layout" svg:x1="14.287cm" svg:y1="23.954cm" svg:x2="20.51cm" svg:y2="23.954cm">
          <text:p/>
        </draw:line>
        <draw:line draw:style-name="gr5" draw:text-style-name="P4" draw:layer="layout" svg:x1="7.747cm" svg:y1="24.343cm" svg:x2="13.97cm" svg:y2="24.343cm">
          <text:p/>
        </draw:line>
        <draw:line draw:style-name="gr5" draw:text-style-name="P4" draw:layer="layout" svg:x1="14.287cm" svg:y1="24.342cm" svg:x2="20.51cm" svg:y2="24.342cm">
          <text:p/>
        </draw:line>
        <draw:line draw:style-name="gr5" draw:text-style-name="P4" draw:layer="layout" svg:x1="7.751cm" svg:y1="20.461cm" svg:x2="13.969cm" svg:y2="20.461cm">
          <text:p/>
        </draw:line>
        <draw:line draw:style-name="gr5" draw:text-style-name="P4" draw:layer="layout" svg:x1="7.751cm" svg:y1="18.133cm" svg:x2="13.969cm" svg:y2="18.133cm">
          <text:p/>
        </draw:line>
        <draw:line draw:style-name="gr5" draw:text-style-name="P4" draw:layer="layout" svg:x1="7.751cm" svg:y1="15.805cm" svg:x2="13.969cm" svg:y2="15.805cm">
          <text:p/>
        </draw:line>
        <draw:line draw:style-name="gr5" draw:text-style-name="P4" draw:layer="layout" svg:x1="7.751cm" svg:y1="15.028cm" svg:x2="13.969cm" svg:y2="15.028cm">
          <text:p/>
        </draw:line>
        <draw:line draw:style-name="gr5" draw:text-style-name="P4" draw:layer="layout" svg:x1="7.751cm" svg:y1="20.073cm" svg:x2="13.969cm" svg:y2="20.073cm">
          <text:p/>
        </draw:line>
        <draw:line draw:style-name="gr5" draw:text-style-name="P4" draw:layer="layout" svg:x1="7.751cm" svg:y1="17.745cm" svg:x2="13.969cm" svg:y2="17.745cm">
          <text:p/>
        </draw:line>
        <draw:line draw:style-name="gr5" draw:text-style-name="P4" draw:layer="layout" svg:x1="7.751cm" svg:y1="15.417cm" svg:x2="13.969cm" svg:y2="15.417cm">
          <text:p/>
        </draw:line>
        <draw:line draw:style-name="gr5" draw:text-style-name="P4" draw:layer="layout" svg:x1="7.751cm" svg:y1="14.64cm" svg:x2="13.969cm" svg:y2="14.64cm">
          <text:p/>
        </draw:line>
        <draw:line draw:style-name="gr5" draw:text-style-name="P4" draw:layer="layout" svg:x1="7.751cm" svg:y1="19.685cm" svg:x2="13.969cm" svg:y2="19.685cm">
          <text:p/>
        </draw:line>
        <draw:line draw:style-name="gr5" draw:text-style-name="P4" draw:layer="layout" svg:x1="7.751cm" svg:y1="17.357cm" svg:x2="13.969cm" svg:y2="17.357cm">
          <text:p/>
        </draw:line>
        <draw:line draw:style-name="gr5" draw:text-style-name="P4" draw:layer="layout" svg:x1="7.747cm" svg:y1="24.731cm" svg:x2="13.97cm" svg:y2="24.731cm">
          <text:p/>
        </draw:line>
        <draw:line draw:style-name="gr5" draw:text-style-name="P4" draw:layer="layout" svg:x1="14.287cm" svg:y1="24.728cm" svg:x2="20.51cm" svg:y2="24.728cm">
          <text:p/>
        </draw:line>
        <draw:line draw:style-name="gr5" draw:text-style-name="P4" draw:layer="layout" svg:x1="7.747cm" svg:y1="25.892cm" svg:x2="13.97cm" svg:y2="25.892cm">
          <text:p/>
        </draw:line>
        <draw:line draw:style-name="gr5" draw:text-style-name="P4" draw:layer="layout" svg:x1="14.287cm" svg:y1="25.894cm" svg:x2="20.51cm" svg:y2="25.894cm">
          <text:p/>
        </draw:line>
        <draw:line draw:style-name="gr5" draw:text-style-name="P4" draw:layer="layout" svg:x1="7.747cm" svg:y1="25.119cm" svg:x2="13.97cm" svg:y2="25.119cm">
          <text:p/>
        </draw:line>
        <draw:line draw:style-name="gr5" draw:text-style-name="P4" draw:layer="layout" svg:x1="14.287cm" svg:y1="25.117cm" svg:x2="20.51cm" svg:y2="25.117cm">
          <text:p/>
        </draw:line>
        <draw:line draw:style-name="gr5" draw:text-style-name="P4" draw:layer="layout" svg:x1="7.747cm" svg:y1="26.28cm" svg:x2="13.97cm" svg:y2="26.28cm">
          <text:p/>
        </draw:line>
        <draw:line draw:style-name="gr5" draw:text-style-name="P4" draw:layer="layout" svg:x1="14.287cm" svg:y1="26.283cm" svg:x2="20.51cm" svg:y2="26.283cm">
          <text:p/>
        </draw:line>
        <draw:line draw:style-name="gr5" draw:text-style-name="P4" draw:layer="layout" svg:x1="7.747cm" svg:y1="23.179cm" svg:x2="13.97cm" svg:y2="23.179cm">
          <text:p/>
        </draw:line>
        <draw:line draw:style-name="gr5" draw:text-style-name="P4" draw:layer="layout" svg:x1="7.747cm" svg:y1="22.409cm" svg:x2="13.97cm" svg:y2="22.409cm">
          <text:p/>
        </draw:line>
        <draw:line draw:style-name="gr5" draw:text-style-name="P4" draw:layer="layout" svg:x1="14.287cm" svg:y1="23.176cm" svg:x2="20.51cm" svg:y2="23.176cm">
          <text:p/>
        </draw:line>
        <draw:line draw:style-name="gr5" draw:text-style-name="P4" draw:layer="layout" svg:x1="14.287cm" svg:y1="22.407cm" svg:x2="20.51cm" svg:y2="22.407cm">
          <text:p/>
        </draw:line>
        <draw:line draw:style-name="gr5" draw:text-style-name="P4" draw:layer="layout" svg:x1="14.134cm" svg:y1="21.437cm" svg:x2="14.123cm" svg:y2="26.589cm">
          <text:p/>
        </draw:line>
        <draw:line draw:style-name="gr5" draw:text-style-name="P4" draw:layer="layout" svg:x1="14.123cm" svg:y1="13.284cm" svg:x2="14.123cm" svg:y2="20.385cm">
          <text:p/>
        </draw:line>
        <draw:line draw:style-name="gr5" draw:text-style-name="P4" draw:layer="layout" svg:x1="14.123cm" svg:y1="4.662cm" svg:x2="14.123cm" svg:y2="12.306cm">
          <text:p/>
        </draw:line>
        <draw:line draw:style-name="gr5" draw:text-style-name="P4" draw:layer="layout" svg:x1="7.751cm" svg:y1="18.521cm" svg:x2="13.969cm" svg:y2="18.521cm">
          <text:p/>
        </draw:line>
        <draw:line draw:style-name="gr5" draw:text-style-name="P4" draw:layer="layout" svg:x1="7.751cm" svg:y1="16.193cm" svg:x2="13.969cm" svg:y2="16.193cm">
          <text:p/>
        </draw:line>
        <draw:line draw:style-name="gr5" draw:text-style-name="P4" draw:layer="layout" svg:x1="7.751cm" svg:y1="13.865cm" svg:x2="13.964cm" svg:y2="13.865cm">
          <text:p/>
        </draw:line>
        <draw:line draw:style-name="gr5" draw:text-style-name="P4" draw:layer="layout" svg:x1="7.751cm" svg:y1="13.477cm" svg:x2="13.964cm" svg:y2="13.477cm">
          <text:p/>
        </draw:line>
        <draw:line draw:style-name="gr5" draw:text-style-name="P4" draw:layer="layout" svg:x1="7.751cm" svg:y1="18.909cm" svg:x2="13.969cm" svg:y2="18.909cm">
          <text:p/>
        </draw:line>
        <draw:line draw:style-name="gr5" draw:text-style-name="P4" draw:layer="layout" svg:x1="7.751cm" svg:y1="16.581cm" svg:x2="13.969cm" svg:y2="16.581cm">
          <text:p/>
        </draw:line>
        <draw:line draw:style-name="gr5" draw:text-style-name="P4" draw:layer="layout" svg:x1="7.751cm" svg:y1="14.253cm" svg:x2="13.964cm" svg:y2="14.253cm">
          <text:p/>
        </draw:line>
        <draw:line draw:style-name="gr5" draw:text-style-name="P4" draw:layer="layout" svg:x1="7.751cm" svg:y1="19.297cm" svg:x2="13.969cm" svg:y2="19.297cm">
          <text:p/>
        </draw:line>
        <draw:line draw:style-name="gr5" draw:text-style-name="P4" draw:layer="layout" svg:x1="7.751cm" svg:y1="16.969cm" svg:x2="13.969cm" svg:y2="16.969cm">
          <text:p/>
        </draw:line>
        <draw:line draw:style-name="gr5" draw:text-style-name="P4" draw:layer="layout" svg:x1="7.751cm" svg:y1="21.625cm" svg:x2="13.969cm" svg:y2="21.625cm">
          <text:p/>
        </draw:line>
        <draw:line draw:style-name="gr5" draw:text-style-name="P4" draw:layer="layout" svg:x1="7.751cm" svg:y1="22.013cm" svg:x2="13.969cm" svg:y2="22.013cm">
          <text:p/>
        </draw:line>
        <draw:line draw:style-name="gr5" draw:text-style-name="P4" draw:layer="layout" svg:x1="7.747cm" svg:y1="25.508cm" svg:x2="13.97cm" svg:y2="25.508cm">
          <text:p/>
        </draw:line>
        <draw:line draw:style-name="gr5" draw:text-style-name="P4" draw:layer="layout" svg:x1="14.287cm" svg:y1="25.506cm" svg:x2="20.51cm" svg:y2="25.506cm">
          <text:p/>
        </draw:line>
        <draw:line draw:style-name="gr5" draw:text-style-name="P4" draw:layer="layout" svg:x1="7.747cm" svg:y1="26.671cm" svg:x2="13.97cm" svg:y2="26.671cm">
          <text:p/>
        </draw:line>
        <draw:line draw:style-name="gr5" draw:text-style-name="P4" draw:layer="layout" svg:x1="14.287cm" svg:y1="26.669cm" svg:x2="20.51cm" svg:y2="26.669cm">
          <text:p/>
        </draw:line>
        <draw:line draw:style-name="gr5" draw:text-style-name="P4" draw:layer="layout" svg:x1="7.747cm" svg:y1="23.565cm" svg:x2="13.97cm" svg:y2="23.565cm">
          <text:p/>
        </draw:line>
        <draw:line draw:style-name="gr5" draw:text-style-name="P4" draw:layer="layout" svg:x1="7.747cm" svg:y1="22.796cm" svg:x2="13.97cm" svg:y2="22.796cm">
          <text:p/>
        </draw:line>
        <draw:line draw:style-name="gr5" draw:text-style-name="P4" draw:layer="layout" svg:x1="14.287cm" svg:y1="23.563cm" svg:x2="20.51cm" svg:y2="23.563cm">
          <text:p/>
        </draw:line>
        <draw:line draw:style-name="gr5" draw:text-style-name="P4" draw:layer="layout" svg:x1="14.287cm" svg:y1="22.793cm" svg:x2="20.51cm" svg:y2="22.793cm">
          <text:p/>
        </draw:line>
        <draw:line draw:style-name="gr5" draw:text-style-name="P4" draw:layer="layout" svg:x1="14.287cm" svg:y1="20.461cm" svg:x2="20.505cm" svg:y2="20.461cm">
          <text:p/>
        </draw:line>
        <draw:line draw:style-name="gr5" draw:text-style-name="P4" draw:layer="layout" svg:x1="14.287cm" svg:y1="11.924cm" svg:x2="20.505cm" svg:y2="11.924cm">
          <text:p/>
        </draw:line>
        <draw:line draw:style-name="gr5" draw:text-style-name="P4" draw:layer="layout" svg:x1="14.287cm" svg:y1="20.073cm" svg:x2="20.505cm" svg:y2="20.073cm">
          <text:p/>
        </draw:line>
        <draw:line draw:style-name="gr5" draw:text-style-name="P4" draw:layer="layout" svg:x1="14.287cm" svg:y1="11.536cm" svg:x2="20.505cm" svg:y2="11.536cm">
          <text:p/>
        </draw:line>
        <draw:line draw:style-name="gr5" draw:text-style-name="P4" draw:layer="layout" svg:x1="7.751cm" svg:y1="6.103cm" svg:x2="13.969cm" svg:y2="6.103cm">
          <text:p/>
        </draw:line>
        <draw:line draw:style-name="gr5" draw:text-style-name="P4" draw:layer="layout" svg:x1="14.287cm" svg:y1="17.356cm" svg:x2="20.505cm" svg:y2="17.356cm">
          <text:p/>
        </draw:line>
        <draw:line draw:style-name="gr5" draw:text-style-name="P4" draw:layer="layout" svg:x1="7.751cm" svg:y1="8.82cm" svg:x2="13.969cm" svg:y2="8.82cm">
          <text:p/>
        </draw:line>
        <draw:line draw:style-name="gr5" draw:text-style-name="P4" draw:layer="layout" svg:x1="14.287cm" svg:y1="15.804cm" svg:x2="20.505cm" svg:y2="15.804cm">
          <text:p/>
        </draw:line>
        <draw:line draw:style-name="gr5" draw:text-style-name="P4" draw:layer="layout" svg:x1="14.287cm" svg:y1="15.027cm" svg:x2="20.505cm" svg:y2="15.027cm">
          <text:p/>
        </draw:line>
        <draw:line draw:style-name="gr5" draw:text-style-name="P4" draw:layer="layout" svg:x1="7.751cm" svg:y1="7.267cm" svg:x2="13.969cm" svg:y2="7.267cm">
          <text:p/>
        </draw:line>
        <draw:line draw:style-name="gr5" draw:text-style-name="P4" draw:layer="layout" svg:x1="14.287cm" svg:y1="18.521cm" svg:x2="20.505cm" svg:y2="18.521cm">
          <text:p/>
        </draw:line>
        <draw:line draw:style-name="gr5" draw:text-style-name="P4" draw:layer="layout" svg:x1="7.751cm" svg:y1="9.984cm" svg:x2="13.969cm" svg:y2="9.984cm">
          <text:p/>
        </draw:line>
        <draw:line draw:style-name="gr5" draw:text-style-name="P4" draw:layer="layout" svg:x1="7.751cm" svg:y1="6.491cm" svg:x2="13.969cm" svg:y2="6.491cm">
          <text:p/>
        </draw:line>
        <draw:line draw:style-name="gr5" draw:text-style-name="P4" draw:layer="layout" svg:x1="14.287cm" svg:y1="17.745cm" svg:x2="20.505cm" svg:y2="17.745cm">
          <text:p/>
        </draw:line>
        <draw:line draw:style-name="gr5" draw:text-style-name="P4" draw:layer="layout" svg:x1="7.751cm" svg:y1="9.208cm" svg:x2="13.969cm" svg:y2="9.208cm">
          <text:p/>
        </draw:line>
        <draw:line draw:style-name="gr5" draw:text-style-name="P4" draw:layer="layout" svg:x1="14.287cm" svg:y1="16.192cm" svg:x2="20.505cm" svg:y2="16.192cm">
          <text:p/>
        </draw:line>
        <draw:line draw:style-name="gr5" draw:text-style-name="P4" draw:layer="layout" svg:x1="7.751cm" svg:y1="7.655cm" svg:x2="13.969cm" svg:y2="7.655cm">
          <text:p/>
        </draw:line>
        <draw:line draw:style-name="gr5" draw:text-style-name="P4" draw:layer="layout" svg:x1="14.287cm" svg:y1="18.909cm" svg:x2="20.505cm" svg:y2="18.909cm">
          <text:p/>
        </draw:line>
        <draw:line draw:style-name="gr5" draw:text-style-name="P4" draw:layer="layout" svg:x1="7.751cm" svg:y1="10.372cm" svg:x2="13.969cm" svg:y2="10.372cm">
          <text:p/>
        </draw:line>
        <draw:line draw:style-name="gr5" draw:text-style-name="P4" draw:layer="layout" svg:x1="14.287cm" svg:y1="12.312cm" svg:x2="20.505cm" svg:y2="12.312cm">
          <text:p/>
        </draw:line>
        <draw:line draw:style-name="gr5" draw:text-style-name="P4" draw:layer="layout" svg:x1="14.287cm" svg:y1="14.252cm" svg:x2="20.505cm" svg:y2="14.252cm">
          <text:p/>
        </draw:line>
        <draw:line draw:style-name="gr5" draw:text-style-name="P4" draw:layer="layout" svg:x1="7.751cm" svg:y1="5.715cm" svg:x2="13.969cm" svg:y2="5.715cm">
          <text:p/>
        </draw:line>
        <draw:line draw:style-name="gr5" draw:text-style-name="P4" draw:layer="layout" svg:x1="14.287cm" svg:y1="16.968cm" svg:x2="20.505cm" svg:y2="16.968cm">
          <text:p/>
        </draw:line>
        <draw:line draw:style-name="gr5" draw:text-style-name="P4" draw:layer="layout" svg:x1="7.751cm" svg:y1="8.432cm" svg:x2="13.969cm" svg:y2="8.432cm">
          <text:p/>
        </draw:line>
        <draw:line draw:style-name="gr5" draw:text-style-name="P4" draw:layer="layout" svg:x1="14.287cm" svg:y1="13.864cm" svg:x2="20.505cm" svg:y2="13.864cm">
          <text:p/>
        </draw:line>
        <draw:line draw:style-name="gr5" draw:text-style-name="P4" draw:layer="layout" svg:x1="14.287cm" svg:y1="13.476cm" svg:x2="20.505cm" svg:y2="13.476cm">
          <text:p/>
        </draw:line>
        <draw:line draw:style-name="gr5" draw:text-style-name="P4" draw:layer="layout" svg:x1="7.751cm" svg:y1="5.327cm" svg:x2="13.969cm" svg:y2="5.327cm">
          <text:p/>
        </draw:line>
        <draw:line draw:style-name="gr5" draw:text-style-name="P4" draw:layer="layout" svg:x1="7.751cm" svg:y1="4.939cm" svg:x2="13.969cm" svg:y2="4.939cm">
          <text:p/>
        </draw:line>
        <draw:line draw:style-name="gr5" draw:text-style-name="P4" draw:layer="layout" svg:x1="14.287cm" svg:y1="15.416cm" svg:x2="20.505cm" svg:y2="15.416cm">
          <text:p/>
        </draw:line>
        <draw:line draw:style-name="gr5" draw:text-style-name="P4" draw:layer="layout" svg:x1="14.287cm" svg:y1="14.639cm" svg:x2="20.505cm" svg:y2="14.639cm">
          <text:p/>
        </draw:line>
        <draw:line draw:style-name="gr5" draw:text-style-name="P4" draw:layer="layout" svg:x1="7.751cm" svg:y1="6.879cm" svg:x2="13.969cm" svg:y2="6.879cm">
          <text:p/>
        </draw:line>
        <draw:line draw:style-name="gr5" draw:text-style-name="P4" draw:layer="layout" svg:x1="14.287cm" svg:y1="18.133cm" svg:x2="20.505cm" svg:y2="18.133cm">
          <text:p/>
        </draw:line>
        <draw:line draw:style-name="gr5" draw:text-style-name="P4" draw:layer="layout" svg:x1="7.751cm" svg:y1="9.596cm" svg:x2="13.969cm" svg:y2="9.596cm">
          <text:p/>
        </draw:line>
        <draw:line draw:style-name="gr5" draw:text-style-name="P4" draw:layer="layout" svg:x1="14.287cm" svg:y1="16.58cm" svg:x2="20.505cm" svg:y2="16.58cm">
          <text:p/>
        </draw:line>
        <draw:line draw:style-name="gr5" draw:text-style-name="P4" draw:layer="layout" svg:x1="7.751cm" svg:y1="8.043cm" svg:x2="13.969cm" svg:y2="8.043cm">
          <text:p/>
        </draw:line>
        <draw:line draw:style-name="gr5" draw:text-style-name="P4" draw:layer="layout" svg:x1="14.287cm" svg:y1="19.297cm" svg:x2="20.505cm" svg:y2="19.297cm">
          <text:p/>
        </draw:line>
        <draw:line draw:style-name="gr5" draw:text-style-name="P4" draw:layer="layout" svg:x1="7.751cm" svg:y1="10.76cm" svg:x2="13.969cm" svg:y2="10.76cm">
          <text:p/>
        </draw:line>
        <draw:line draw:style-name="gr5" draw:text-style-name="P4" draw:layer="layout" svg:x1="7.751cm" svg:y1="11.157cm" svg:x2="13.969cm" svg:y2="11.157cm">
          <text:p/>
        </draw:line>
        <draw:line draw:style-name="gr5" draw:text-style-name="P4" draw:layer="layout" svg:x1="14.287cm" svg:y1="19.685cm" svg:x2="20.505cm" svg:y2="19.685cm">
          <text:p/>
        </draw:line>
        <draw:line draw:style-name="gr5" draw:text-style-name="P4" draw:layer="layout" svg:x1="14.287cm" svg:y1="11.148cm" svg:x2="20.505cm" svg:y2="11.148cm">
          <text:p/>
        </draw:line>
        <draw:line draw:style-name="gr5" draw:text-style-name="P4" draw:layer="layout" svg:x1="7.751cm" svg:y1="11.923cm" svg:x2="13.964cm" svg:y2="11.923cm">
          <text:p/>
        </draw:line>
        <draw:line draw:style-name="gr5" draw:text-style-name="P4" draw:layer="layout" svg:x1="7.751cm" svg:y1="11.535cm" svg:x2="13.964cm" svg:y2="11.535cm">
          <text:p/>
        </draw:line>
        <draw:line draw:style-name="gr5" draw:text-style-name="P4" draw:layer="layout" svg:x1="7.751cm" svg:y1="12.311cm" svg:x2="13.964cm" svg:y2="12.311cm">
          <text:p/>
        </draw:line>
        <draw:line draw:style-name="gr5" draw:text-style-name="P4" draw:layer="layout" svg:x1="14.287cm" svg:y1="21.625cm" svg:x2="20.505cm" svg:y2="21.625cm">
          <text:p/>
        </draw:line>
        <draw:line draw:style-name="gr5" draw:text-style-name="P4" draw:layer="layout" svg:x1="14.287cm" svg:y1="22.013cm" svg:x2="20.505cm" svg:y2="22.013cm">
          <text:p/>
        </draw:line>
        <draw:line draw:style-name="gr5" draw:text-style-name="P4" draw:layer="layout" svg:x1="1.084cm" svg:y1="20.462cm" svg:x2="7.175cm" svg:y2="20.462cm">
          <text:p/>
        </draw:line>
        <draw:line draw:style-name="gr5" draw:text-style-name="P4" draw:layer="layout" svg:x1="1.084cm" svg:y1="23.567cm" svg:x2="7.175cm" svg:y2="23.567cm">
          <text:p/>
        </draw:line>
        <draw:line draw:style-name="gr5" draw:text-style-name="P4" draw:layer="layout" svg:x1="1.084cm" svg:y1="20.074cm" svg:x2="7.175cm" svg:y2="20.074cm">
          <text:p/>
        </draw:line>
        <draw:line draw:style-name="gr5" draw:text-style-name="P4" draw:layer="layout" svg:x1="1.084cm" svg:y1="23.179cm" svg:x2="7.175cm" svg:y2="23.179cm">
          <text:p/>
        </draw:line>
        <draw:line draw:style-name="gr5" draw:text-style-name="P4" draw:layer="layout" svg:x1="1.079cm" svg:y1="14.641cm" svg:x2="7.17cm" svg:y2="14.641cm">
          <text:p/>
        </draw:line>
        <draw:line draw:style-name="gr5" draw:text-style-name="P4" draw:layer="layout" svg:x1="1.079cm" svg:y1="17.357cm" svg:x2="7.17cm" svg:y2="17.357cm">
          <text:p/>
        </draw:line>
        <draw:line draw:style-name="gr5" draw:text-style-name="P4" draw:layer="layout" svg:x1="1.079cm" svg:y1="15.805cm" svg:x2="7.17cm" svg:y2="15.805cm">
          <text:p/>
        </draw:line>
        <draw:line draw:style-name="gr5" draw:text-style-name="P4" draw:layer="layout" svg:x1="1.079cm" svg:y1="18.522cm" svg:x2="7.17cm" svg:y2="18.522cm">
          <text:p/>
        </draw:line>
        <draw:line draw:style-name="gr5" draw:text-style-name="P4" draw:layer="layout" svg:x1="1.084cm" svg:y1="15.029cm" svg:x2="7.175cm" svg:y2="15.029cm">
          <text:p/>
        </draw:line>
        <draw:line draw:style-name="gr5" draw:text-style-name="P4" draw:layer="layout" svg:x1="1.084cm" svg:y1="17.746cm" svg:x2="7.175cm" svg:y2="17.746cm">
          <text:p/>
        </draw:line>
        <draw:line draw:style-name="gr5" draw:text-style-name="P4" draw:layer="layout" svg:x1="1.084cm" svg:y1="16.193cm" svg:x2="7.175cm" svg:y2="16.193cm">
          <text:p/>
        </draw:line>
        <draw:line draw:style-name="gr5" draw:text-style-name="P4" draw:layer="layout" svg:x1="1.079cm" svg:y1="18.91cm" svg:x2="7.17cm" svg:y2="18.91cm">
          <text:p/>
        </draw:line>
        <draw:line draw:style-name="gr5" draw:text-style-name="P4" draw:layer="layout" svg:x1="1.084cm" svg:y1="20.85cm" svg:x2="7.175cm" svg:y2="20.85cm">
          <text:p/>
        </draw:line>
        <draw:line draw:style-name="gr5" draw:text-style-name="P4" draw:layer="layout" svg:x1="1.084cm" svg:y1="23.955cm" svg:x2="7.175cm" svg:y2="23.955cm">
          <text:p/>
        </draw:line>
        <draw:line draw:style-name="gr5" draw:text-style-name="P4" draw:layer="layout" svg:x1="1.084cm" svg:y1="25.507cm" svg:x2="7.175cm" svg:y2="25.507cm">
          <text:p/>
        </draw:line>
        <draw:line draw:style-name="gr5" draw:text-style-name="P4" draw:layer="layout" svg:x1="1.079cm" svg:y1="14.253cm" svg:x2="7.17cm" svg:y2="14.253cm">
          <text:p/>
        </draw:line>
        <draw:line draw:style-name="gr5" draw:text-style-name="P4" draw:layer="layout" svg:x1="1.079cm" svg:y1="16.969cm" svg:x2="7.17cm" svg:y2="16.969cm">
          <text:p/>
        </draw:line>
        <draw:line draw:style-name="gr5" draw:text-style-name="P4" draw:layer="layout" svg:x1="1.084cm" svg:y1="13.865cm" svg:x2="7.175cm" svg:y2="13.865cm">
          <text:p/>
        </draw:line>
        <draw:line draw:style-name="gr5" draw:text-style-name="P4" draw:layer="layout" svg:x1="1.084cm" svg:y1="15.417cm" svg:x2="7.175cm" svg:y2="15.417cm">
          <text:p/>
        </draw:line>
        <draw:line draw:style-name="gr5" draw:text-style-name="P4" draw:layer="layout" svg:x1="1.084cm" svg:y1="18.134cm" svg:x2="7.175cm" svg:y2="18.134cm">
          <text:p/>
        </draw:line>
        <draw:line draw:style-name="gr5" draw:text-style-name="P4" draw:layer="layout" svg:x1="1.084cm" svg:y1="16.581cm" svg:x2="7.175cm" svg:y2="16.581cm">
          <text:p/>
        </draw:line>
        <draw:line draw:style-name="gr5" draw:text-style-name="P4" draw:layer="layout" svg:x1="1.084cm" svg:y1="19.298cm" svg:x2="7.175cm" svg:y2="19.298cm">
          <text:p/>
        </draw:line>
        <draw:line draw:style-name="gr5" draw:text-style-name="P4" draw:layer="layout" svg:x1="1.084cm" svg:y1="22.402cm" svg:x2="7.175cm" svg:y2="22.402cm">
          <text:p/>
        </draw:line>
        <draw:line draw:style-name="gr5" draw:text-style-name="P4" draw:layer="layout" svg:x1="1.084cm" svg:y1="19.686cm" svg:x2="7.175cm" svg:y2="19.686cm">
          <text:p/>
        </draw:line>
        <draw:line draw:style-name="gr5" draw:text-style-name="P4" draw:layer="layout" svg:x1="1.084cm" svg:y1="22.791cm" svg:x2="7.175cm" svg:y2="22.791cm">
          <text:p/>
        </draw:line>
        <draw:line draw:style-name="gr5" draw:text-style-name="P4" draw:layer="layout" svg:x1="1.084cm" svg:y1="21.238cm" svg:x2="7.175cm" svg:y2="21.238cm">
          <text:p/>
        </draw:line>
        <draw:line draw:style-name="gr5" draw:text-style-name="P4" draw:layer="layout" svg:x1="1.084cm" svg:y1="24.343cm" svg:x2="7.175cm" svg:y2="24.343cm">
          <text:p/>
        </draw:line>
        <draw:line draw:style-name="gr5" draw:text-style-name="P4" draw:layer="layout" svg:x1="1.084cm" svg:y1="25.895cm" svg:x2="7.175cm" svg:y2="25.895cm">
          <text:p/>
        </draw:line>
        <draw:line draw:style-name="gr5" draw:text-style-name="P4" draw:layer="layout" svg:x1="1.084cm" svg:y1="21.626cm" svg:x2="7.175cm" svg:y2="21.626cm">
          <text:p/>
        </draw:line>
        <draw:line draw:style-name="gr5" draw:text-style-name="P4" draw:layer="layout" svg:x1="1.084cm" svg:y1="24.731cm" svg:x2="7.175cm" svg:y2="24.731cm">
          <text:p/>
        </draw:line>
        <draw:line draw:style-name="gr5" draw:text-style-name="P4" draw:layer="layout" svg:x1="1.084cm" svg:y1="26.283cm" svg:x2="7.175cm" svg:y2="26.283cm">
          <text:p/>
        </draw:line>
        <draw:line draw:style-name="gr5" draw:text-style-name="P4" draw:layer="layout" svg:x1="1.084cm" svg:y1="22.014cm" svg:x2="7.175cm" svg:y2="22.014cm">
          <text:p/>
        </draw:line>
        <draw:line draw:style-name="gr5" draw:text-style-name="P4" draw:layer="layout" svg:x1="1.084cm" svg:y1="25.119cm" svg:x2="7.175cm" svg:y2="25.119cm">
          <text:p/>
        </draw:line>
        <draw:line draw:style-name="gr5" draw:text-style-name="P4" draw:layer="layout" svg:x1="1.084cm" svg:y1="26.671cm" svg:x2="7.175cm" svg:y2="26.671cm">
          <text:p/>
        </draw:line>
        <draw:path draw:style-name="gr6" draw:text-style-name="P4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4" draw:layer="layout" svg:width="0.685cm" svg:height="1.235cm" svg:x="20.267cm" svg:y="2.075cm" svg:viewBox="0 0 686 1236" svg:d="M0 81c573-2 625-42 677-81M22 1218c692 78 633-127 664-133">
          <text:p/>
        </draw:path>
        <draw:path draw:style-name="gr8" draw:text-style-name="P5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8" draw:text-style-name="P5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9" draw:text-style-name="P2" draw:layer="layout" svg:width="11.074cm" svg:height="2.139cm" svg:x="9.225cm" svg:y="1.596cm" svg:viewBox="0 0 11075 2140" draw:points="11075,2140 0,2140 0,0 11075,0">
          <text:p/>
        </draw:polygon>
        <draw:path draw:style-name="gr8" draw:text-style-name="P5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8" draw:text-style-name="P5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2" draw:text-style-name="P2" draw:layer="layout" svg:width="1.253cm" svg:height="1.487cm" svg:x="1.103cm" svg:y="2.129cm" svg:viewBox="0 0 1254 1488" draw:points="0,165 0,1488 1254,1324 1254,0">
          <text:p/>
        </draw:polygon>
        <draw:polygon draw:style-name="gr6" draw:text-style-name="P4" draw:layer="layout" svg:width="1.253cm" svg:height="1.487cm" svg:x="1.103cm" svg:y="2.129cm" svg:viewBox="0 0 1254 1488" draw:points="0,165 0,1488 1254,1324 1254,0">
          <text:p/>
        </draw:polygon>
        <draw:path draw:style-name="gr7" draw:text-style-name="P4" draw:layer="layout" svg:width="1.225cm" svg:height="1.292cm" svg:x="1.131cm" svg:y="2.225cm" svg:viewBox="0 0 1226 1293" svg:d="M0 1293l1226-173M0 156l1226-156">
          <text:p/>
        </draw:path>
        <draw:polygon draw:style-name="gr10" draw:text-style-name="P6" draw:layer="layout" svg:width="0.855cm" svg:height="1.449cm" svg:x="1.501cm" svg:y="2.003cm" svg:viewBox="0 0 856 1450" draw:points="856,126 0,0 0,1324 856,1450">
          <text:p/>
        </draw:polygon>
        <draw:path draw:style-name="gr3" draw:text-style-name="P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4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9" draw:text-style-name="P2" draw:layer="layout" svg:width="0.074cm" svg:height="2.585cm" svg:x="9.151cm" svg:y="1.373cm" svg:viewBox="0 0 75 2586" svg:d="M0 0v2586c37-90 75-127 75-127v-2333c0 0-38-37-75-126z">
          <text:p/>
        </draw:path>
        <draw:path draw:style-name="gr11" draw:text-style-name="P4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1" draw:text-style-name="P4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4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9" draw:text-style-name="P2" draw:layer="layout" svg:width="0.074cm" svg:height="2.585cm" svg:x="20.299cm" svg:y="1.373cm" svg:viewBox="0 0 75 2586" svg:d="M75 0v2586c-37-90-75-127-75-127v-2333c0 0 38-37 75-126z">
          <text:p/>
        </draw:path>
        <draw:line draw:style-name="gr5" draw:text-style-name="P4" draw:layer="layout" svg:x1="9.348cm" svg:y1="2.357cm" svg:x2="20.207cm" svg:y2="2.357cm">
          <text:p/>
        </draw:line>
        <draw:line draw:style-name="gr5" draw:text-style-name="P4" draw:layer="layout" svg:x1="9.348cm" svg:y1="3.277cm" svg:x2="20.207cm" svg:y2="3.277cm">
          <text:p/>
        </draw:line>
        <draw:path draw:style-name="gr8" draw:text-style-name="P5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8" draw:text-style-name="P5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8" draw:text-style-name="P5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8" draw:text-style-name="P5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8" draw:text-style-name="P5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6" draw:text-style-name="P4" draw:layer="layout" svg:width="5.274cm" svg:height="0.281cm" svg:x="14.724cm" svg:y="4.889cm" svg:viewBox="0 0 5275 282" svg:d="M5275 282c-168-123-245-282-245-282h-4785c0 0-77 159-245 282">
          <text:p/>
        </draw:path>
        <draw:path draw:style-name="gr12" draw:text-style-name="P4" draw:layer="layout" svg:width="4.83cm" svg:height="0.171cm" svg:x="14.929cm" svg:y="4.954cm" svg:viewBox="0 0 4831 172" svg:d="M0 0h4831M3547 0c-326 109-707 172-1114 172-408 0-790-63-1115-172">
          <text:p/>
        </draw:path>
        <draw:path draw:style-name="gr8" draw:text-style-name="P5" draw:layer="layout" svg:width="0.091cm" svg:height="0.091cm" svg:x="17.315cm" svg:y="5.079cm" svg:viewBox="0 0 92 92" svg:d="M92 47c0 25-20 45-45 45s-47-20-47-45 22-47 47-47 45 22 45 47z">
          <text:p/>
        </draw:path>
        <draw:path draw:style-name="gr6" draw:text-style-name="P4" draw:layer="layout" svg:width="5.274cm" svg:height="0.282cm" svg:x="14.724cm" svg:y="10.081cm" svg:viewBox="0 0 5275 283" svg:d="M0 0c168 124 245 283 245 283h4785c0 0 77-159 245-283">
          <text:p/>
        </draw:path>
        <draw:path draw:style-name="gr12" draw:text-style-name="P4" draw:layer="layout" svg:width="4.829cm" svg:height="0.17cm" svg:x="14.963cm" svg:y="10.127cm" svg:viewBox="0 0 4830 171" svg:d="M4830 171h-4830M1284 171c326-109 708-171 1115-171s788 62 1114 171">
          <text:p/>
        </draw:path>
        <draw:path draw:style-name="gr8" draw:text-style-name="P5" draw:layer="layout" svg:width="0.09cm" svg:height="0.091cm" svg:x="17.316cm" svg:y="10.081cm" svg:viewBox="0 0 91 92" svg:d="M0 47c0-26 21-47 46-47s45 21 45 47c0 25-20 45-45 45s-46-20-46-45z">
          <text:p/>
        </draw:path>
        <draw:frame draw:style-name="gr13" draw:text-style-name="P8" draw:layer="layout" svg:width="9.815cm" svg:height="0.263cm" svg:x="6.157cm" svg:y="27.298cm">
          <draw:text-box>
            <text:p text:style-name="P7"><text:span text:style-name="T1">TM &amp; © 2014 Wizards of the Coast LLC. Permission is granted to photocopy this document for personal use.</text:span></text:p>
          </draw:text-box>
        </draw:frame>
        <draw:frame draw:style-name="gr14" draw:text-style-name="P9" draw:layer="layout" svg:width="2.394cm" svg:height="0.335cm" svg:x="2.474cm" svg:y="3.233cm">
          <draw:text-box>
            <text:p text:style-name="P7"><text:span text:style-name="T2">ΟΝΟΜΑ ΧΑΡΑΚΤΗΡΑ</text:span></text:p>
          </draw:text-box>
        </draw:frame>
        <draw:frame draw:style-name="gr14" draw:text-style-name="P9" draw:layer="layout" svg:width="0.76cm" svg:height="0.335cm" svg:x="9.374cm" svg:y="3.24cm">
          <draw:text-box>
            <text:p text:style-name="P7"><text:span text:style-name="T2">ΜΑΤΙΑ</text:span></text:p>
          </draw:text-box>
        </draw:frame>
        <draw:frame draw:style-name="gr14" draw:text-style-name="P9" draw:layer="layout" svg:width="0.811cm" svg:height="0.335cm" svg:x="9.374cm" svg:y="2.32cm">
          <draw:text-box>
            <text:p text:style-name="P7"><text:span text:style-name="T2">ΗΛΙΚΙΑ</text:span></text:p>
          </draw:text-box>
        </draw:frame>
        <draw:frame draw:style-name="gr14" draw:text-style-name="P9" draw:layer="layout" svg:width="0.798cm" svg:height="0.335cm" svg:x="16.765cm" svg:y="2.32cm">
          <draw:text-box>
            <text:p text:style-name="P7"><text:span text:style-name="T2">ΒΑΡΟΣ</text:span></text:p>
          </draw:text-box>
        </draw:frame>
        <draw:frame draw:style-name="gr14" draw:text-style-name="P9" draw:layer="layout" svg:width="0.671cm" svg:height="0.335cm" svg:x="13.352cm" svg:y="2.32cm">
          <draw:text-box>
            <text:p text:style-name="P7"><text:span text:style-name="T2">ΥΨΟΣ</text:span></text:p>
          </draw:text-box>
        </draw:frame>
        <draw:frame draw:style-name="gr14" draw:text-style-name="P9" draw:layer="layout" svg:width="0.772cm" svg:height="0.335cm" svg:x="16.765cm" svg:y="3.247cm">
          <draw:text-box>
            <text:p text:style-name="P7"><text:span text:style-name="T2">ΜΑΛΙΑ</text:span></text:p>
          </draw:text-box>
        </draw:frame>
        <draw:frame draw:style-name="gr14" draw:text-style-name="P9" draw:layer="layout" svg:width="0.811cm" svg:height="0.335cm" svg:x="13.352cm" svg:y="3.24cm">
          <draw:text-box>
            <text:p text:style-name="P7"><text:span text:style-name="T2">ΔΕΡΜΑ</text:span></text:p>
          </draw:text-box>
        </draw:frame>
        <draw:frame draw:style-name="gr15" draw:text-style-name="P10" draw:layer="layout" svg:width="0.658cm" svg:height="0.276cm" svg:x="14.891cm" svg:y="5.097cm">
          <draw:text-box>
            <text:p text:style-name="P7"><text:span text:style-name="T3">Όνομα</text:span></text:p>
          </draw:text-box>
        </draw:frame>
        <draw:frame draw:style-name="gr16" draw:text-style-name="P11" draw:layer="layout" svg:width="1.255cm" svg:height="0.315cm" svg:x="13.604cm" svg:y="26.685cm">
          <draw:text-box>
            <text:p text:style-name="P7"><text:span text:style-name="T4">ΘΗΣΑΥΡΟΣ</text:span></text:p>
          </draw:text-box>
        </draw:frame>
        <draw:frame draw:style-name="gr16" draw:text-style-name="P11" draw:layer="layout" svg:width="2.356cm" svg:height="0.315cm" svg:x="2.883cm" svg:y="26.686cm">
          <draw:text-box>
            <text:p text:style-name="P7"><text:span text:style-name="T4">ΙΣΤΟΡΙΑ ΧΑΡΑΚΤΗΡΑ</text:span></text:p>
          </draw:text-box>
        </draw:frame>
        <draw:frame draw:style-name="gr16" draw:text-style-name="P11" draw:layer="layout" svg:width="1.28cm" svg:height="0.315cm" svg:x="3.413cm" svg:y="12.432cm">
          <draw:text-box>
            <text:p text:style-name="P7"><text:span text:style-name="T4">ΕΜΦΑΝΙΣΗ</text:span></text:p>
          </draw:text-box>
        </draw:frame>
        <draw:frame draw:style-name="gr16" draw:text-style-name="P11" draw:layer="layout" svg:width="3.566cm" svg:height="0.315cm" svg:x="12.433cm" svg:y="20.506cm">
          <draw:text-box>
            <text:p text:style-name="P7"><text:span text:style-name="T4">ΠΕΡΙΣΣΟΤΕΡΑ ΧΑΡΑΚΤΗΡΙΣΤΙΚΑ</text:span></text:p>
          </draw:text-box>
        </draw:frame>
        <draw:frame draw:style-name="gr16" draw:text-style-name="P11" draw:layer="layout" svg:width="3.092cm" svg:height="0.315cm" svg:x="12.764cm" svg:y="12.432cm">
          <draw:text-box>
            <text:p text:style-name="P7"><text:span text:style-name="T4">ΣΥΜΜΑΧΟΙ &amp; ΟΡΓΑΝΙΣΜΟΙ</text:span></text:p>
          </draw:text-box>
        </draw:frame>
        <draw:path draw:style-name="gr8" draw:text-style-name="P5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8" draw:text-style-name="P5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8" draw:text-style-name="P5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6" draw:text-style-name="P11" draw:layer="layout" svg:width="1.162cm" svg:height="0.315cm" svg:x="16.924cm" svg:y="10.4cm">
          <draw:text-box>
            <text:p text:style-name="P7"><text:span text:style-name="T5">ΣΥΜΒΟΛΟ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calaSansOffc" svg:font-family="ScalaSansOffc" style:font-pitch="variable"/>
    <style:font-face style:name="ScalaSansOffc1" svg:font-family="ScalaSansOffc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l" fo:country="GR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2T13:52:04.783625455</dc:date>
    <meta:editing-duration>PT5M7S</meta:editing-duration>
    <meta:editing-cycles>2</meta:editing-cycles>
    <meta:generator>LibreOffice/7.4.7.2$Linux_X86_64 LibreOffice_project/40$Build-2</meta:generator>
    <meta:document-statistic meta:object-count="191"/>
  </office:meta>
</office:document-meta>
</file>